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4722" officeooo:paragraph-rsid="00024722"/>
    </style:style>
    <style:style style:name="P2" style:family="paragraph" style:parent-style-name="Standard">
      <style:text-properties officeooo:rsid="00024722" officeooo:paragraph-rsid="0006f689"/>
    </style:style>
    <style:style style:name="P3" style:family="paragraph" style:parent-style-name="Standard">
      <style:text-properties officeooo:rsid="00024722" officeooo:paragraph-rsid="000855bf"/>
    </style:style>
    <style:style style:name="P4" style:family="paragraph" style:parent-style-name="Standard">
      <style:text-properties officeooo:rsid="00024722" officeooo:paragraph-rsid="0009c7e5"/>
    </style:style>
    <style:style style:name="P5" style:family="paragraph" style:parent-style-name="Standard">
      <style:text-properties fo:font-weight="bold" officeooo:rsid="00024722" officeooo:paragraph-rsid="00024722" style:font-weight-asian="bold" style:font-weight-complex="bold"/>
    </style:style>
    <style:style style:name="P6" style:family="paragraph" style:parent-style-name="Standard">
      <style:text-properties fo:font-weight="bold" officeooo:rsid="00024722" officeooo:paragraph-rsid="0006f689" style:font-weight-asian="bold" style:font-weight-complex="bold"/>
    </style:style>
    <style:style style:name="P7" style:family="paragraph" style:parent-style-name="Standard">
      <style:text-properties fo:font-weight="normal" officeooo:rsid="00024722" officeooo:paragraph-rsid="00024722" style:font-weight-asian="normal" style:font-weight-complex="normal"/>
    </style:style>
    <style:style style:name="P8" style:family="paragraph" style:parent-style-name="Standard">
      <style:text-properties fo:font-weight="normal" officeooo:rsid="00024722" officeooo:paragraph-rsid="0006f689" style:font-weight-asian="normal" style:font-weight-complex="normal"/>
    </style:style>
    <style:style style:name="P9" style:family="paragraph" style:parent-style-name="Standard">
      <style:text-properties fo:font-weight="normal" officeooo:rsid="0002762d" officeooo:paragraph-rsid="0002762d" style:font-weight-asian="normal" style:font-weight-complex="normal"/>
    </style:style>
    <style:style style:name="P10" style:family="paragraph" style:parent-style-name="Standard">
      <style:text-properties fo:font-weight="normal" officeooo:rsid="0002762d" officeooo:paragraph-rsid="00033c54" style:font-weight-asian="normal" style:font-weight-complex="normal"/>
    </style:style>
    <style:style style:name="P11" style:family="paragraph" style:parent-style-name="Standard">
      <style:text-properties fo:font-weight="normal" officeooo:rsid="0002762d" officeooo:paragraph-rsid="00041169" style:font-weight-asian="normal" style:font-weight-complex="normal"/>
    </style:style>
    <style:style style:name="P12" style:family="paragraph" style:parent-style-name="Standard">
      <style:text-properties fo:font-weight="normal" officeooo:rsid="0002762d" officeooo:paragraph-rsid="0006f689" style:font-weight-asian="normal" style:font-weight-complex="normal"/>
    </style:style>
    <style:style style:name="P13" style:family="paragraph" style:parent-style-name="Standard">
      <style:text-properties fo:font-weight="normal" officeooo:rsid="0002762d" officeooo:paragraph-rsid="00041169" style:font-weight-asian="normal" style:font-weight-complex="normal"/>
    </style:style>
    <style:style style:name="T1" style:family="text">
      <style:text-properties officeooo:rsid="0002762d"/>
    </style:style>
    <style:style style:name="T2" style:family="text">
      <style:text-properties officeooo:rsid="00033c54"/>
    </style:style>
    <style:style style:name="T3" style:family="text">
      <style:text-properties officeooo:rsid="00041169"/>
    </style:style>
    <style:style style:name="T4" style:family="text">
      <style:text-properties officeooo:rsid="00084c2f"/>
    </style:style>
    <style:style style:name="T5" style:family="text">
      <style:text-properties officeooo:rsid="000855bf"/>
    </style:style>
    <style:style style:name="T6" style:family="text">
      <style:text-properties officeooo:rsid="0009c7e5"/>
    </style:style>
    <style:style style:name="T7" style:family="text">
      <style:text-properties officeooo:rsid="000bba6c"/>
    </style:style>
    <style:style style:name="T8" style:family="text">
      <style:text-properties officeooo:rsid="000c3b7f"/>
    </style:style>
    <style:style style:name="T9" style:family="text">
      <style:text-properties officeooo:rsid="000cd4b7"/>
    </style:style>
    <style:style style:name="T10" style:family="text">
      <style:text-properties officeooo:rsid="000e93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trol:</text:p>
      <text:p text:style-name="P1">614 <text:s text:c="2"/>→ 31 <text:s text:c="2"/>from <text:s/>401 <text:s/>with <text:s/>p = 1.5 e-3 <text:s text:c="3"/>ratio = 7.7%</text:p>
      <text:p text:style-name="P3">616 <text:s text:c="2"/>→ <text:span text:style-name="T5">4</text:span> <text:s text:c="4"/>from <text:s/><text:span text:style-name="T5">56</text:span> <text:s text:c="3"/><text:span text:style-name="T5">with <text:s/>p =</text:span> <text:span text:style-name="T5">0.4</text:span> <text:s text:c="9"/>ratio = 7.<text:span text:style-name="T5">1</text:span>%</text:p>
      <text:p text:style-name="P1">3661 → 1<text:span text:style-name="T7">02</text:span> from <text:s/>1144 with p= <text:span text:style-name="T7">3.0</text:span> e-<text:span text:style-name="T7">8</text:span> <text:s text:c="4"/>ratio = <text:span text:style-name="T7">8.9</text:span>%</text:p>
      <text:p text:style-name="P1">3906 → 179 from <text:s/>1444 with p = <text:span text:style-name="T8">2.2</text:span> e-<text:span text:style-name="T8">1</text:span>8 <text:s/>ratio = 1<text:span text:style-name="T8">0</text:span>.<text:span text:style-name="T8">7</text:span>%</text:p>
      <text:p text:style-name="P5">Lesion:</text:p>
      <text:p text:style-name="P7">434 <text:s text:c="2"/>→ 37 <text:s/>from <text:s/>342 <text:s/>with p = 1.5 e-5 <text:s text:c="3"/>ratio = 10.8%</text:p>
      <text:p text:style-name="P7">405 <text:s text:c="2"/>→ <text:span text:style-name="T1">12 <text:s/>from <text:s/>164 <text:s/>with p = 0.2 <text:s text:c="9"/>ratio = <text:s/>0.0%</text:span></text:p>
      <text:p text:style-name="P9">3903 → 3 <text:s text:c="3"/>from <text:s/>89 <text:s text:c="3"/>with p = 0.6 <text:s text:c="9"/>ratio = <text:s/>3.4% </text:p>
      <text:p text:style-name="P10">3<text:span text:style-name="T2">838</text:span> → <text:span text:style-name="T2">16</text:span> <text:s/>from <text:s/><text:span text:style-name="T2">421</text:span> <text:s/>with p = 0.<text:span text:style-name="T2">3</text:span> <text:s text:c="9"/>ratio = <text:s/>3.<text:span text:style-name="T2">8</text:span>% </text:p>
      <text:p text:style-name="P10">3<text:span text:style-name="T2">837</text:span> → <text:span text:style-name="T2">14</text:span> <text:s/>from <text:s/><text:span text:style-name="T2">227</text:span> <text:s/>with p = 0.<text:span text:style-name="T2">4</text:span> <text:s text:c="9"/>ratio = <text:s/><text:span text:style-name="T2">6</text:span>.<text:span text:style-name="T2">1</text:span>% </text:p>
      <text:p text:style-name="P11">3<text:span text:style-name="T3">754</text:span> → <text:span text:style-name="T3">2</text:span> <text:s text:c="3"/>from <text:s/><text:span text:style-name="T3">61</text:span> <text:s text:c="3"/>with p = 0.<text:span text:style-name="T10">8</text:span> <text:s text:c="5"/>ratio = <text:s/>3.<text:span text:style-name="T3">3</text:span>% </text:p>
      <text:p text:style-name="P11">3<text:span text:style-name="T3">656</text:span> → <text:span text:style-name="T3">10</text:span> <text:s/>from <text:s/><text:span text:style-name="T3">294</text:span> <text:s/>with p = 0.<text:span text:style-name="T2">3</text:span> <text:s text:c="9"/>ratio = <text:s/><text:span text:style-name="T9">3.4</text:span>% </text:p>
      <text:p text:style-name="P11"/>
      <text:p text:style-name="P11"/>
      <text:p text:style-name="P11"/>
      <text:p text:style-name="P11"/>
      <text:p text:style-name="P6">Control:</text:p>
      <text:p text:style-name="P2">614 <text:s text:c="2"/>→ <text:span text:style-name="T4">5</text:span>1 <text:s text:c="2"/>from <text:s/>401 <text:s/>with <text:s/>p = 1.5 e-<text:span text:style-name="T4">9</text:span> <text:s text:c="3"/>ratio = <text:span text:style-name="T4">12.7</text:span>%</text:p>
      <text:p text:style-name="P4">616 <text:s text:c="2"/>→ <text:span text:style-name="T6">18</text:span> <text:s text:c="4"/>from <text:s/><text:span text:style-name="T5">56</text:span> <text:s text:c="3"/><text:span text:style-name="T5">with <text:s/>p =</text:span> <text:span text:style-name="T6">1.3e-10</text:span> ratio = <text:span text:style-name="T6">32.2</text:span>% </text:p>
      <text:p text:style-name="P2">3661 → 1<text:span text:style-name="T8">70</text:span> from <text:s/>1144 with p= <text:span text:style-name="T8">4.0</text:span> e-<text:span text:style-name="T8">36</text:span> <text:s text:c="2"/>ratio = <text:span text:style-name="T8">14.9</text:span>%</text:p>
      <text:p text:style-name="P2">3906 → 179 from <text:s/>1444 with p = <text:span text:style-name="T8">8</text:span>.<text:span text:style-name="T8">0</text:span> e-2<text:span text:style-name="T8">9</text:span> <text:s/>ratio = <text:span text:style-name="T8">12.5</text:span>%</text:p>
      <text:p text:style-name="P6">Lesion:</text:p>
      <text:p text:style-name="P8">434 <text:s text:c="2"/>→ 37 <text:s/>from <text:s/>342 <text:s/>with p = 1.5 e-5 <text:s text:c="3"/>ratio = %</text:p>
      <text:p text:style-name="P8">405 <text:s text:c="2"/>→ <text:span text:style-name="T1">12 <text:s/>from <text:s/>164 <text:s/>with p = 0.2 <text:s text:c="9"/>ratio = <text:s/>%</text:span></text:p>
      <text:p text:style-name="P12">3903 → 3 <text:s text:c="3"/>from <text:s/>89 <text:s text:c="3"/>with p = 0.6 <text:s text:c="9"/>ratio = <text:s/>% </text:p>
      <text:p text:style-name="P12">3<text:span text:style-name="T2">838</text:span> → <text:span text:style-name="T2">16</text:span> <text:s/>from <text:s/><text:span text:style-name="T2">421</text:span> <text:s/>with p = 0.<text:span text:style-name="T2">3</text:span> <text:s text:c="9"/>ratio = <text:s/>% </text:p>
      <text:p text:style-name="P12">3<text:span text:style-name="T2">837</text:span> → <text:span text:style-name="T2">14</text:span> <text:s/>from <text:s/><text:span text:style-name="T2">227</text:span> <text:s/>with p = 0.<text:span text:style-name="T2">4</text:span> <text:s text:c="9"/>ratio = <text:s text:c="2"/></text:p>
      <text:p text:style-name="P12">3<text:span text:style-name="T3">754</text:span> → <text:span text:style-name="T3">2</text:span> <text:s text:c="3"/>from <text:s/><text:span text:style-name="T3">61</text:span> <text:s text:c="3"/>with p = 0.<text:span text:style-name="T10">052</text:span> <text:s text:c="5"/>ratio = <text:s/><text:span text:style-name="T10">9.3</text:span> <text:s text:c="2"/></text:p>
      <text:p text:style-name="P12">3<text:span text:style-name="T3">656</text:span> → <text:span text:style-name="T9">47</text:span> <text:s/>from <text:s/><text:span text:style-name="T9">294</text:span> <text:s/>with p = <text:span text:style-name="T9">2.4e-12</text:span> <text:s text:c="2"/>ratio = <text:s/><text:span text:style-name="T9">16.0</text:span>%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6:56:48.356103374</meta:creation-date>
    <meta:print-date>2016-12-14T17:46:22.995519681</meta:print-date>
    <dc:date>2016-12-20T16:18:08.353544330</dc:date>
    <meta:editing-duration>PT34M31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273" meta:character-count="1273" meta:non-whitespace-character-count="772"/>
  </office:meta>
</office:document-meta>
</file>